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iostream&gt;</text:p>
      <text:p text:style-name="Standard">using namespace std;</text:p>
      <text:p text:style-name="Standard">int main()</text:p>
      <text:p text:style-name="Standard">{</text:p>
      <text:p text:style-name="Standard"><text:s text:c="3"/>int n,m,c,arr[10];</text:p>
      <text:p text:style-name="Standard"><text:s text:c="3"/>cin&gt;&gt;n&gt;&gt;m;</text:p>
      <text:p text:style-name="Standard"><text:s text:c="3"/>for(int i=0;i&lt;n;i++)</text:p>
      <text:p text:style-name="Standard"><text:s text:c="3"/>{</text:p>
      <text:p text:style-name="Standard"><text:s text:c="7"/>cin&gt;&gt;arr[i];</text:p>
      <text:p text:style-name="Standard"><text:s text:c="7"/>if(arr[i]==m)</text:p>
      <text:p text:style-name="Standard"><text:s text:c="7"/>{</text:p>
      <text:p text:style-name="Standard"><text:s text:c="11"/>c=i+1;</text:p>
      <text:p text:style-name="Standard"><text:s text:c="7"/>}</text:p>
      <text:p text:style-name="Standard"><text:s text:c="3"/>}</text:p>
      <text:p text:style-name="Standard"><text:s text:c="3"/>cout&lt;&lt;c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4:12:51.610838279</meta:creation-date>
    <dc:date>2019-05-08T15:45:55.081208264</dc:date>
    <meta:editing-duration>PT1H33M3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6" meta:word-count="21" meta:character-count="198" meta:non-whitespace-character-count="136"/>
  </office:meta>
</office:document-meta>
</file>